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8"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9" style:family="paragraph" style:parent-style-name="Preformatted_20_Text">
      <style:text-properties fo:font-variant="normal" fo:text-transform="none" fo:color="#000000" fo:letter-spacing="normal" fo:font-style="normal" fo:font-weight="bold" officeooo:rsid="000d342a" officeooo:paragraph-rsid="000d342a" style:font-weight-asian="bold" style:font-weight-complex="bold"/>
    </style:style>
    <style:style style:name="P10"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1"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3"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14"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paragraph-rsid="0014ec78" style:font-size-asian="11pt" style:font-weight-asian="bold" style:font-size-complex="11pt" style:font-weight-complex="bold"/>
    </style:style>
    <style:style style:name="P1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1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1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2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1"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22"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2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2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25"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2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2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2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2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3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32"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3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1b7fd4" officeooo:paragraph-rsid="002af6cb" style:font-size-asian="10pt" style:font-style-asian="normal" style:font-weight-asian="bold" style:font-size-complex="10pt" style:font-style-complex="normal"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14ec78" officeooo:paragraph-rsid="0014ec78" style:font-size-asian="15pt" style:font-weight-asian="bold" style:font-size-complex="15pt" style:font-weight-complex="bold"/>
    </style:style>
    <style:style style:name="P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4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4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5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5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5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5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5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5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57" style:family="paragraph" style:parent-style-name="Preformatted_20_Text">
      <style:paragraph-properties fo:widows="1"/>
      <style:text-properties fo:font-variant="normal" fo:text-transform="none" fo:color="#ce181e" fo:letter-spacing="normal" fo:font-style="normal" fo:font-weight="bold" officeooo:rsid="001b7fd4" officeooo:paragraph-rsid="001b7fd4" style:font-weight-asian="bold" style:font-weight-complex="bold"/>
    </style:style>
    <style:style style:name="P5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9" style:family="paragraph" style:parent-style-name="Preformatted_20_Text">
      <style:paragraph-properties fo:text-align="center" style:justify-single-word="false"/>
      <style:text-properties fo:font-variant="normal" fo:text-transform="none" fo:color="#333333" style:font-name="Consolas" fo:font-size="11pt" fo:letter-spacing="normal" fo:font-style="normal" fo:font-weight="bold" officeooo:rsid="0014ec78" officeooo:paragraph-rsid="0014ec78" style:font-size-asian="11pt" style:font-weight-asian="bold" style:font-size-complex="11pt" style:font-weight-complex="bold"/>
    </style:style>
    <style:style style:name="P60" style:family="paragraph" style:parent-style-name="Preformatted_20_Text">
      <style:paragraph-properties fo:widows="1"/>
    </style:style>
    <style:style style:name="P61" style:family="paragraph" style:parent-style-name="Preformatted_20_Text">
      <style:paragraph-properties fo:widows="1"/>
      <style:text-properties officeooo:rsid="000e0991" officeooo:paragraph-rsid="000e0991"/>
    </style:style>
    <style:style style:name="P62" style:family="paragraph" style:parent-style-name="Preformatted_20_Text">
      <style:paragraph-properties fo:widows="1"/>
      <style:text-properties fo:font-weight="bold" officeooo:rsid="001654df" officeooo:paragraph-rsid="001654df" style:font-weight-asian="bold" style:font-weight-complex="bold"/>
    </style:style>
    <style:style style:name="P63" style:family="paragraph" style:parent-style-name="Preformatted_20_Text">
      <style:paragraph-properties fo:widows="1"/>
      <style:text-properties fo:font-weight="normal" officeooo:rsid="001654df" officeooo:paragraph-rsid="001654df" style:font-weight-asian="normal" style:font-weight-complex="normal"/>
    </style:style>
    <style:style style:name="P64" style:family="paragraph" style:parent-style-name="Preformatted_20_Text">
      <style:paragraph-properties fo:widows="1"/>
      <style:text-properties fo:font-weight="normal" officeooo:rsid="00181a85" officeooo:paragraph-rsid="00181a85" style:font-weight-asian="normal" style:font-weight-complex="normal"/>
    </style:style>
    <style:style style:name="P65" style:family="paragraph" style:parent-style-name="Preformatted_20_Text">
      <style:paragraph-properties fo:widows="1"/>
      <style:text-properties officeooo:rsid="001b7fd4" officeooo:paragraph-rsid="001b7fd4"/>
    </style:style>
    <style:style style:name="P66" style:family="paragraph" style:parent-style-name="Preformatted_20_Text">
      <style:paragraph-properties fo:widows="1"/>
      <style:text-properties fo:font-style="normal" officeooo:rsid="001b7fd4" officeooo:paragraph-rsid="001b7fd4" style:font-style-asian="normal" style:font-style-complex="normal"/>
    </style:style>
    <style:style style:name="P67"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68"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6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7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71"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72"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73"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74"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75" style:family="paragraph" style:parent-style-name="Preformatted_20_Text">
      <style:paragraph-properties fo:widows="1"/>
      <style:text-properties fo:font-variant="normal" fo:text-transform="none" fo:color="#000000" fo:letter-spacing="normal" fo:font-style="normal" fo:font-weight="normal"/>
    </style:style>
    <style:style style:name="P76"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color="#ff6600"/>
    </style:style>
    <style:style style:name="T5" style:family="text">
      <style:text-properties fo:color="#ff6600" fo:background-color="transparent" loext:char-shading-value="0"/>
    </style:style>
    <style:style style:name="T6" style:family="text">
      <style:text-properties fo:color="#ff3333"/>
    </style:style>
    <style:style style:name="T7" style:family="text">
      <style:text-properties officeooo:rsid="0015ce82"/>
    </style:style>
    <style:style style:name="T8" style:family="text">
      <style:text-properties officeooo:rsid="001654df"/>
    </style:style>
    <style:style style:name="T9" style:family="text">
      <style:text-properties officeooo:rsid="00181a85"/>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T12" style:family="text">
      <style:text-properties style:text-underline-style="none" style:font-style-asian="normal" style:font-style-complex="normal"/>
    </style:style>
    <style:style style:name="T13" style:family="text">
      <style:text-properties style:text-underline-style="none" officeooo:rsid="001b3687" style:font-style-asian="normal" style:font-style-complex="normal"/>
    </style:style>
    <style:style style:name="T14" style:family="text">
      <style:text-properties style:text-underline-style="none" officeooo:rsid="001b7fd4" style:font-style-asian="normal" style:font-style-complex="normal"/>
    </style:style>
    <style:style style:name="T15" style:family="text">
      <style:text-properties officeooo:rsid="0018926e"/>
    </style:style>
    <style:style style:name="T16" style:family="text">
      <style:text-properties officeooo:rsid="0018c981"/>
    </style:style>
    <style:style style:name="T17" style:family="text">
      <style:text-properties officeooo:rsid="00199789"/>
    </style:style>
    <style:style style:name="T18" style:family="text">
      <style:text-properties officeooo:rsid="001ec1bc"/>
    </style:style>
    <style:style style:name="T19" style:family="text">
      <style:text-properties officeooo:rsid="001fa443"/>
    </style:style>
    <style:style style:name="T20" style:family="text">
      <style:text-properties officeooo:rsid="0021335c"/>
    </style:style>
    <style:style style:name="T21" style:family="text">
      <style:text-properties officeooo:rsid="002299d6"/>
    </style:style>
    <style:style style:name="T22" style:family="text">
      <style:text-properties officeooo:rsid="0022d9bf"/>
    </style:style>
    <style:style style:name="T23" style:family="text">
      <style:text-properties style:text-line-through-style="none" style:text-line-through-type="none" officeooo:rsid="00246bd5"/>
    </style:style>
    <style:style style:name="T24" style:family="text">
      <style:text-properties style:text-line-through-style="none" style:text-line-through-type="none" officeooo:rsid="00251c44"/>
    </style:style>
    <style:style style:name="T25" style:family="text">
      <style:text-properties style:text-line-through-style="none" style:text-line-through-type="none" officeooo:rsid="0022d9bf"/>
    </style:style>
    <style:style style:name="T26" style:family="text">
      <style:text-properties style:text-line-through-style="none" style:text-line-through-type="none" officeooo:rsid="002c24a8"/>
    </style:style>
    <style:style style:name="T27" style:family="text">
      <style:text-properties officeooo:rsid="00251c44"/>
    </style:style>
    <style:style style:name="T28" style:family="text">
      <style:text-properties fo:font-size="11pt" style:font-size-asian="11pt" style:font-style-asian="normal" style:font-size-complex="11pt" style:font-style-complex="normal"/>
    </style:style>
    <style:style style:name="T29" style:family="text">
      <style:text-properties fo:font-size="11pt" officeooo:rsid="001c576e" style:font-size-asian="11pt" style:font-style-asian="normal" style:font-size-complex="11pt" style:font-style-complex="normal"/>
    </style:style>
    <style:style style:name="T30" style:family="text">
      <style:text-properties officeooo:rsid="0026f4d1"/>
    </style:style>
    <style:style style:name="T31" style:family="text">
      <style:text-properties officeooo:rsid="002daab9"/>
    </style:style>
    <style:style style:name="T32" style:family="text">
      <style:text-properties officeooo:rsid="002dac86"/>
    </style:style>
    <style:style style:name="T33" style:family="text">
      <style:text-properties officeooo:rsid="002e671c"/>
    </style:style>
    <style:style style:name="T34" style:family="text">
      <style:text-properties fo:font-size="12pt" officeooo:rsid="00199789" style:font-size-asian="12pt" style:font-size-complex="12pt"/>
    </style:style>
    <style:style style:name="T35" style:family="text">
      <style:text-properties fo:font-size="12pt" officeooo:rsid="000cac63" style:font-size-asian="12pt" style:font-size-complex="12pt"/>
    </style:style>
    <style:style style:name="T36" style:family="text">
      <style:text-properties fo:font-size="12pt" officeooo:rsid="0018c981" style:font-size-asian="12pt" style:font-size-complex="12pt"/>
    </style:style>
    <style:style style:name="T37" style:family="text">
      <style:text-properties officeooo:rsid="002edf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rchphile Manual V.0.1</text:p>
      <text:p text:style-name="P17">(minimum requirement<text:span text:style-name="T20">s</text:span> – Archphile 0.99.7<text:span text:style-name="T31">2</text:span> alph<text:span text:style-name="T32">a</text:span>)</text:p>
      <text:p text:style-name="P17"/>
      <text:p text:style-name="P17"/>
      <text:p text:style-name="P17"/>
      <text:p text:style-name="P16"/>
      <text:p text:style-name="P59"/>
      <text:p text:style-name="P23">Archphile is an ArchlinuxARM based Linux distribution with additonal packages and configuration in order to transform your board to a k.i.s.s. computer transport.</text:p>
      <text:p text:style-name="P22"/>
      <text:p text:style-name="P22">It currently supports All Armv7/Armv8 Raspberry Pi and Odroi<text:span text:style-name="T33">d</text:span> C2 devices.</text:p>
      <text:p text:style-name="P22"/>
      <text:p text:style-name="P22">Below you will find most of the information needed in order to sucessfully configure your board. <text:s/></text:p>
      <text:p text:style-name="P22"/>
      <text:p text:style-name="P23">Please note that you will need <text:span text:style-name="T7">to </text:span><text:span text:style-name="T2">connect via ssh</text:span><text:span text:style-name="T7"> in order to apply all required changes.</text:span></text:p>
      <text:p text:style-name="P71"/>
      <text:p text:style-name="P72"/>
      <text:p text:style-name="P72"/>
      <text:p text:style-name="P9"/>
      <text:p text:style-name="P11">1. <text:span text:style-name="T8">System Configuration</text:span></text:p>
      <text:p text:style-name="P60"/>
      <text:p text:style-name="P67">1.1 Root Password</text:p>
      <text:p text:style-name="P62"/>
      <text:p text:style-name="P63">The default password for root is <text:span text:style-name="T1">archphile. </text:span>It is strongly recommended that you change this password the firsr time you boot Archphile. This can be done using the following command</text:p>
      <text:p text:style-name="P63"/>
      <text:p text:style-name="P44">passwd</text:p>
      <text:p text:style-name="P62"/>
      <text:p text:style-name="P62"/>
      <text:p text:style-name="P62"/>
      <text:p text:style-name="P68">1.2 Timezone and NTP server configuration</text:p>
      <text:p text:style-name="P62"/>
      <text:p text:style-name="P64">Timezone/NTP default settings are set up for the country I live in. If you want to change them you will need to do the following:</text:p>
      <text:p text:style-name="P64"/>
      <text:p text:style-name="P45">rm /etc/localtime</text:p>
      <text:p text:style-name="P62"/>
      <text:p text:style-name="P64">and then link to the appropriate time zone.</text:p>
      <text:p text:style-name="P64"/>
      <text:p text:style-name="P45">ln -s /usr/share/zoneinfo/Europe/Athens /etc/localtime</text:p>
      <text:p text:style-name="P62"/>
      <text:p text:style-name="P5">The above command is just an example. If you want to explore all available locations, please use the following command:</text:p>
      <text:p text:style-name="P3"/>
      <text:p text:style-name="P45">ls -la /usr/share/zoneinfo</text:p>
      <text:p text:style-name="P1"/>
      <text:p text:style-name="P1"/>
      <text:p text:style-name="P5">In order to change NTP servers, you will need to edit the following file:</text:p>
      <text:p text:style-name="P5"/>
      <text:p text:style-name="P45">rm /etc/ntp.conf</text:p>
      <text:p text:style-name="P1"/>
      <text:p text:style-name="P5"/>
      <text:p text:style-name="P12"/>
      <text:p text:style-name="P12"/>
      <text:p text:style-name="P12"><text:soft-page-break/></text:p>
      <text:p text:style-name="P12"><text:span text:style-name="T15">2</text:span>. <text:span text:style-name="T9">Network configuration</text:span></text:p>
      <text:p text:style-name="P1"/>
      <text:p text:style-name="P1">Default network configuration uses dhcp. It's strongly recommended to change to static ip. In order to do this you must edit the following file:</text:p>
      <text:p text:style-name="P60"/>
      <text:p text:style-name="P41">nano /etc/netctl/<text:span text:style-name="T9">archphile</text:span>-network</text:p>
      <text:p text:style-name="P60"/>
      <text:p text:style-name="P1"/>
      <text:p text:style-name="P1">The <text:span text:style-name="T9">active configuration by default (for DHCP) is the following</text:span></text:p>
      <text:p text:style-name="P60"/>
      <text:p text:style-name="P41">Description='A basic dhcp ethernet connection'</text:p>
      <text:p text:style-name="P41">Interface=eth0</text:p>
      <text:p text:style-name="P41">Connection=ethernet</text:p>
      <text:p text:style-name="P41">IP=dhcp</text:p>
      <text:p text:style-name="P41">ExecUpPost='/usr/bin/ntpd -gq || true'</text:p>
      <text:p text:style-name="P1"/>
      <text:p text:style-name="P1"/>
      <text:p text:style-name="P1">Lets assume that the ip of your router is <text:span text:style-name="T5">192.168.1.1</text:span> and you want to use <text:span text:style-name="T9">the </text:span><text:span text:style-name="T3">static ip</text:span> <text:span text:style-name="T4">192.168.1.142</text:span> for the <text:span text:style-name="T9">Archphile</text:span> machine. The first step is to comment the dhcp section. Now, uncomment the static ip network and change the ips to match your setup:</text:p>
      <text:p text:style-name="P60"/>
      <text:p text:style-name="P41">#Description='A basic dhcp ethernet connection'</text:p>
      <text:p text:style-name="P41">#Interface=eth0</text:p>
      <text:p text:style-name="P41">#Connection=ethernet</text:p>
      <text:p text:style-name="P41">#IP=dhcp</text:p>
      <text:p text:style-name="P41">#ExecUpPost='/usr/bin/ntpd -gq || true'</text:p>
      <text:p text:style-name="P41"/>
      <text:p text:style-name="P41">Description='A basic ethernet connection with static ip'</text:p>
      <text:p text:style-name="P41">Interface=eth0</text:p>
      <text:p text:style-name="P41">Connection=ethernet</text:p>
      <text:p text:style-name="P41">IP=static</text:p>
      <text:p text:style-name="P41">Address=('192.168.1.142/24')</text:p>
      <text:p text:style-name="P41">Gateway='192.168.1.1'</text:p>
      <text:p text:style-name="P41">ExecUpPost='/usr/bin/ntpd -gq || true'</text:p>
      <text:p text:style-name="P60"/>
      <text:p text:style-name="P2">Save with <text:span text:style-name="T6">CTRL+X</text:span>, then press <text:span text:style-name="T6">Y </text:span>and <text:span text:style-name="T6">ENTER</text:span>. </text:p>
      <text:p text:style-name="P2"/>
      <text:p text:style-name="P2"/>
      <text:p text:style-name="P2">The last step is to reenable <text:span text:style-name="T9">archphile</text:span>-network:</text:p>
      <text:p text:style-name="P60"/>
      <text:p text:style-name="P41">netctl reenable <text:span text:style-name="T9">archphile</text:span>-network</text:p>
      <text:p text:style-name="P60"/>
      <text:p text:style-name="P1"/>
      <text:p text:style-name="P1"/>
      <text:p text:style-name="P4">Now reboot with:</text:p>
      <text:p text:style-name="P4"/>
      <text:p text:style-name="P40">systemctl reboot</text:p>
      <text:p text:style-name="P8"/>
      <text:p text:style-name="P8"/>
      <text:p text:style-name="P8"/>
      <text:p text:style-name="P8"/>
      <text:p text:style-name="P8"/>
      <text:p text:style-name="P8"/>
      <text:p text:style-name="P8"/>
      <text:p text:style-name="P8"/>
      <text:p text:style-name="P8"/>
      <text:p text:style-name="P8"/>
      <text:p text:style-name="P74"><text:soft-page-break/><text:span text:style-name="T34">3</text:span><text:span text:style-name="T35">. </text:span><text:span text:style-name="T36">NAS Configuration</text:span></text:p>
      <text:p text:style-name="P13"/>
      <text:p text:style-name="P26"/>
      <text:p text:style-name="P18">3.1 Samba Shares</text:p>
      <text:p text:style-name="P24"/>
      <text:p text:style-name="P24">Archphile supports samba/cifs/nfs by default. However there is no automated tool to configure the NAS. The only needed action is the editing of <text:span text:style-name="T12">the following file:</text:span></text:p>
      <text:p text:style-name="P29"/>
      <text:p text:style-name="P50">nano /etc/fstab</text:p>
      <text:p text:style-name="P29"/>
      <text:p text:style-name="P8"/>
      <text:p text:style-name="P57">Example:</text:p>
      <text:p text:style-name="P10"/>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49"><text:span text:style-name="T13">//</text:span><text:span text:style-name="T14">192.168.1.150</text:span><text:span text:style-name="T13">/</text:span><text:span text:style-name="T14">music</text:span><text:span text:style-name="T13"> /mnt/nas-samba cifs vers=1.0,guest,ro,uid=mpd,gid=audio,iocharset=utf8,nolock,noauto,x-systemd.automount,x-systemd.device-timeout=10,sec=ntlm</text:span></text:p>
      <text:p text:style-name="P60"/>
      <text:p text:style-name="P60"/>
      <text:p text:style-name="P65">If this share was not public, you would need to use the next example found in fstab and put your username and password:</text:p>
      <text:p text:style-name="P60"/>
      <text:p text:style-name="P49"><text:span text:style-name="T13">//</text:span><text:span text:style-name="T14">192.168.1.150</text:span><text:span text:style-name="T13">/</text:span><text:span text:style-name="T14">music</text:span><text:span text:style-name="T13"> /mnt/nas-samba cifs vers=1.0,username=</text:span><text:span text:style-name="T14">yourusername</text:span><text:span text:style-name="T13">,password=</text:span><text:span text:style-name="T14">yourpassword</text:span><text:span text:style-name="T13">,ro,uid=mpd,gid=audio,iocharset=utf8,nolock,noauto,x-systemd.automount,x-systemd.device-timeout=10,sec=ntlm</text:span></text:p>
      <text:p text:style-name="P60"/>
      <text:p text:style-name="P65">If you compare this line with the one found in <text:span text:style-name="T10">fstab, you will notice that rsize and wsize are missing. I suggest you to do the same, unless you know what you are doing and you want to bybass default lines.</text:span></text:p>
      <text:p text:style-name="P66"/>
      <text:p text:style-name="P66"/>
      <text:p text:style-name="P27"><text:span text:style-name="T28">3.</text:span><text:span text:style-name="T29">2</text:span><text:span text:style-name="T28"> </text:span><text:span text:style-name="T29">NFS</text:span><text:span text:style-name="T28"> Shares</text:span><text:span text:style-name="T11"> </text:span></text:p>
      <text:p text:style-name="P58"/>
      <text:p text:style-name="P58">(to be updated)</text:p>
      <text:p text:style-name="P66"/>
      <text:p text:style-name="P60"/>
      <text:p text:style-name="P19">3.<text:span text:style-name="T30">3</text:span> <text:span text:style-name="T18">USB Disk Sharing</text:span></text:p>
      <text:p text:style-name="P28"/>
      <text:p text:style-name="P25">If you use a usb disk with your board, you can use Archphile in order to serve it on your local network. <text:span text:style-name="T19">All you need to do is the following:</text:span></text:p>
      <text:p text:style-name="P60"/>
      <text:p text:style-name="P41">systemctl start smbd nmbd</text:p>
      <text:p text:style-name="P42">systemctl <text:span text:style-name="T18">enable</text:span> smbd nmbd</text:p>
      <text:p text:style-name="P60"/>
      <text:p text:style-name="P7">If you want to stop and disable this feature, you can use the following commands:</text:p>
      <text:p text:style-name="P7"/>
      <text:p text:style-name="P43">systemctl st<text:span text:style-name="T19">op</text:span> smbd nmbd</text:p>
      <text:p text:style-name="P43">systemctl <text:span text:style-name="T19">disable</text:span> smbd nmbd</text:p>
      <text:p text:style-name="P1"/>
      <text:p text:style-name="P60"/>
      <text:p text:style-name="P61"/>
      <text:p text:style-name="P61"/>
      <text:p text:style-name="P61"/>
      <text:p text:style-name="P61"/>
      <text:p text:style-name="P61"/>
      <text:p text:style-name="P14"><text:soft-page-break/><text:span text:style-name="T22">4</text:span>. <text:span text:style-name="T21">MPD </text:span></text:p>
      <text:p text:style-name="P14"/>
      <text:p text:style-name="P20"><text:span text:style-name="T22">4</text:span>.1 <text:span text:style-name="T22">Packages</text:span></text:p>
      <text:p text:style-name="P15"/>
      <text:p text:style-name="P30">Archphile offers various MPD (Music Player Daemon) packages:</text:p>
      <text:p text:style-name="P30"/>
      <text:p text:style-name="P30"><text:span text:style-name="T1">- mpd-archphile</text:span> </text:p>
      <text:p text:style-name="P30"/>
      <text:p text:style-name="P30">this is the default Archphile package. It has most of the features needed for the average user. The major difference with other packages is that it has ffmpeg support, so that you can listen to alac or other exotic files.</text:p>
      <text:p text:style-name="P30"/>
      <text:p text:style-name="P32">- mpd-archphile-minimal</text:p>
      <text:p text:style-name="P32"/>
      <text:p text:style-name="P30">this is a stripped down version of the default file. Amongst others, it does not provide ffmpeg support.</text:p>
      <text:p text:style-name="P30"/>
      <text:p text:style-name="P30"/>
      <text:p text:style-name="P32">- mpd-archphile-sacd</text:p>
      <text:p text:style-name="P32"/>
      <text:p text:style-name="P30">This package offers an MPD <text:span text:style-name="T1">FORK </text:span>with SACD ISO support.</text:p>
      <text:p text:style-name="P30"/>
      <text:p text:style-name="P30"/>
      <text:p text:style-name="P30">All Archphile image come with mpd-archphile. If you want to install any of the rest you must do the following:</text:p>
      <text:p text:style-name="P30"/>
      <text:p text:style-name="P46">pacman -<text:span text:style-name="T23">Sy mpd-archphile-</text:span><text:span text:style-name="T24">minimal</text:span></text:p>
      <text:p text:style-name="P51">systemctl <text:span text:style-name="T27">reenable mpd</text:span></text:p>
      <text:p text:style-name="P54">systemctl systemctl restart mpd</text:p>
      <text:p text:style-name="P30"/>
      <text:p text:style-name="P31">or</text:p>
      <text:p text:style-name="P30"/>
      <text:p text:style-name="P47">pacman -<text:span text:style-name="T23">Sy mpd-archphile-</text:span><text:span text:style-name="T24">sacd</text:span></text:p>
      <text:p text:style-name="P52">systemctl <text:span text:style-name="T27">reenable mpd</text:span></text:p>
      <text:p text:style-name="P55">systemctl systemctl restart mpd</text:p>
      <text:p text:style-name="P35"/>
      <text:p text:style-name="P36">in order to re-install the officiall package:</text:p>
      <text:p text:style-name="P35"/>
      <text:p text:style-name="P48">pacman -<text:span text:style-name="T23">Sy mpd-archphile</text:span></text:p>
      <text:p text:style-name="P53">systemctl <text:span text:style-name="T27">reenable mpd</text:span></text:p>
      <text:p text:style-name="P56">systemctl systemctl restart mpd</text:p>
      <text:p text:style-name="P37"/>
      <text:p text:style-name="P39"/>
      <text:p text:style-name="P39"/>
      <text:p text:style-name="P21"><text:span text:style-name="T25">4</text:span><text:span text:style-name="T23">.</text:span><text:span text:style-name="T26">2</text:span><text:span text:style-name="T23"> </text:span><text:span text:style-name="T26">MPD Settings</text:span></text:p>
      <text:p text:style-name="P38"/>
      <text:p text:style-name="P38"/>
      <text:p text:style-name="P33"><text:span text:style-name="T25">- </text:span><text:span text:style-name="T26">Hardware mixer</text:span></text:p>
      <text:p text:style-name="P38"/>
      <text:p text:style-name="P38"/>
      <text:p text:style-name="P38"/>
      <text:p text:style-name="P39">4.<text:span text:style-name="T37">3</text:span> <text:span text:style-name="T37">blab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2T22:42:09.311502286</dc:date>
    <meta:editing-duration>PT1H48M44S</meta:editing-duration>
    <meta:editing-cycles>42</meta:editing-cycles>
    <meta:generator>LibreOffice/6.0.4.2$Linux_X86_64 LibreOffice_project/00m0$Build-2</meta:generator>
    <meta:document-statistic meta:table-count="0" meta:image-count="0" meta:object-count="0" meta:page-count="4" meta:paragraph-count="89" meta:word-count="717" meta:character-count="4817" meta:non-whitespace-character-count="4182"/>
  </office:meta>
</office:document-meta>
</file>